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d5e6a" officeooo:paragraph-rsid="00256a01"/>
    </style:style>
    <style:style style:name="P3" style:family="paragraph" style:parent-style-name="Standard">
      <style:text-properties officeooo:rsid="001e9db4" officeooo:paragraph-rsid="001e9db4"/>
    </style:style>
    <style:style style:name="P4" style:family="paragraph" style:parent-style-name="Standard">
      <style:text-properties officeooo:rsid="001e9db4" officeooo:paragraph-rsid="00256a01"/>
    </style:style>
    <style:style style:name="P5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6" style:family="paragraph" style:parent-style-name="Standard">
      <style:text-properties fo:font-weight="bold" officeooo:rsid="002615c2" officeooo:paragraph-rsid="0022a7c2" style:font-weight-asian="bold" style:font-weight-complex="bold"/>
    </style:style>
    <style:style style:name="P7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8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9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10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P11" style:family="paragraph" style:parent-style-name="Standard">
      <style:text-properties fo:font-weight="normal" officeooo:rsid="0024c841" officeooo:paragraph-rsid="0024c841" style:font-weight-asian="normal" style:font-weight-complex="normal"/>
    </style:style>
    <style:style style:name="P12" style:family="paragraph" style:parent-style-name="Standard">
      <style:text-properties officeooo:rsid="0022a7c2" officeooo:paragraph-rsid="0022a7c2"/>
    </style:style>
    <style:style style:name="P13" style:family="paragraph" style:parent-style-name="Standard">
      <style:text-properties officeooo:rsid="0023fe4a" officeooo:paragraph-rsid="0023fe4a"/>
    </style:style>
    <style:style style:name="P14" style:family="paragraph" style:parent-style-name="Standard">
      <style:text-properties officeooo:rsid="0027015c" officeooo:paragraph-rsid="0027015c"/>
    </style:style>
    <style:style style:name="P15" style:family="paragraph" style:parent-style-name="Standard">
      <style:text-properties officeooo:rsid="0022a7c2" officeooo:paragraph-rsid="0022a7c2"/>
    </style:style>
    <style:style style:name="P16" style:family="paragraph" style:parent-style-name="Standard">
      <style:text-properties fo:font-weight="bold" officeooo:rsid="0028dba5" officeooo:paragraph-rsid="0028dba5" style:font-weight-asian="bold" style:font-weight-complex="bold"/>
    </style:style>
    <style:style style:name="P17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18" style:family="paragraph" style:parent-style-name="Standard">
      <style:text-properties fo:font-weight="normal" officeooo:rsid="0028dba5" officeooo:paragraph-rsid="0028dba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5023"/>
    </style:style>
    <style:style style:name="T3" style:family="text">
      <style:text-properties officeooo:rsid="002910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3">Review:</text:p>
      <text:p text:style-name="P3"/>
      <text:p text:style-name="P3">twitter-ize:</text:p>
      <text:p text:style-name="P3"/>
      <text:p text:style-name="P3">write function that takes a word and removes vowels in it.</text:p>
      <text:p text:style-name="P3"/>
      <text:p text:style-name="P3">Write function that removes vowels between consonants.</text:p>
      <text:p text:style-name="P3"/>
      <text:p text:style-name="P3">Write function that takes a sentence from command line and removes vowels from it.</text:p>
      <text:p text:style-name="P1"/>
      <text:p text:style-name="P1"/>
      <text:p text:style-name="P5">Reading files:</text:p>
      <text:p text:style-name="P5"/>
      <text:p text:style-name="P7">read in state capitals and <text:span text:style-name="T2">print out csv file split(“,”)</text:span></text:p>
      <text:p text:style-name="P7"/>
      <text:p text:style-name="P9">Read in file of stop words and store in list talk.</text:p>
      <text:p text:style-name="P1"/>
      <text:p text:style-name="P2"/>
      <text:p text:style-name="P4">dict_practice.py</text:p>
      <text:p text:style-name="P4"/>
      <text:p text:style-name="P4">TODO: add texas</text:p>
      <text:p text:style-name="P2"/>
      <text:p text:style-name="P1"/>
      <text:p text:style-name="P1">Dictionary:</text:p>
      <text:p text:style-name="P1"/>
      <text:p text:style-name="P13">dict()</text:p>
      <text:p text:style-name="P12">dict.keys()</text:p>
      <text:p text:style-name="P12">dict.values()</text:p>
      <text:p text:style-name="P1"/>
      <text:p text:style-name="P12">list(dict.keys())</text:p>
      <text:p text:style-name="P6"/>
      <text:p text:style-name="P12"/>
      <text:p text:style-name="P16">Day 3:</text:p>
      <text:p text:style-name="P12"/>
      <text:p text:style-name="P8">read in state capitals and make capital guessing game using dict.</text:p>
      <text:p text:style-name="P8"/>
      <text:p text:style-name="P18">Walk through how to make dictionary.</text:p>
      <text:p text:style-name="P18"/>
      <text:p text:style-name="P18"/>
      <text:p text:style-name="P8"/>
      <text:p text:style-name="P18">Talk about how to make a word counter with dictionary. Review py4e.com to figure out how to remove punctuation and make things lowercase.</text:p>
      <text:p text:style-name="P18"/>
      <text:p text:style-name="P18">Create function that reads a file and stores a histogram of word frequencies.</text:p>
      <text:p text:style-name="P18"/>
      <text:p text:style-name="P18"><text:soft-page-break/>Talk about how to copy dictionaries <text:span text:style-name="T3">and discuss objects and memory addresses and how one thing edits another</text:span></text:p>
      <text:p text:style-name="P8"/>
      <text:p text:style-name="P11">Text summarizer:</text:p>
      <text:p text:style-name="P1"/>
      <text:p text:style-name="P10">Read in file of stop words and store in list talk about the <text:span text:style-name="T1">if item in list:</text:span> command</text:p>
      <text:p text:style-name="P1"/>
      <text:p text:style-name="P14">Talk about text processing (https://www.py4e.com/html3/09-dictionaries)</text:p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>Advanced string functions</text:p>
      <text:p text:style-name="P1"/>
      <text:p text:style-name="P1">string.replace()</text:p>
      <text:p text:style-name="P1">Make a madlibs</text:p>
      <text:p text:style-name="P1"/>
      <text:p text:style-name="P1"/>
      <text:p text:style-name="P1">Make an advanced MadLibs with file reading and a format for generating MadLibs. Could be a cool GUI project. Have them check if values are correct too like ly for adverb, etc?</text:p>
      <text:p text:style-name="P1"/>
      <text:p text:style-name="P1"/>
      <text:p text:style-name="P1">Randomization and GUI</text:p>
      <text:p text:style-name="P1">-Risk dice bliz 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8-01T12:16:57.875243035</dc:date>
    <meta:editing-duration>PT6H27M5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39" meta:character-count="1457" meta:non-whitespace-character-count="1249"/>
  </office:meta>
</office:document-meta>
</file>